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c6327" officeooo:paragraph-rsid="000c6327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0c6327" officeooo:paragraph-rsid="000c6327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0c6327" officeooo:paragraph-rsid="000c6327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c6327" officeooo:paragraph-rsid="000c632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0c6327" officeooo:paragraph-rsid="000c6327" style:font-size-asian="13pt" style:font-weight-asian="bold" style:font-size-complex="13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2pt" fo:font-weight="bold" officeooo:rsid="000c6327" officeooo:paragraph-rsid="000c6327" style:font-size-asian="12pt" style:font-weight-asian="bold" style:font-size-complex="12pt" style:font-weight-complex="bold"/>
    </style:style>
    <style:style style:name="P7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size="11pt" style:font-size-asian="11pt" style:font-size-complex="11pt"/>
    </style:style>
    <style:style style:name="T1" style:family="text">
      <style:text-properties style:font-name="inherit" style:text-underline-style="solid" style:text-underline-width="auto" style:text-underline-color="font-color" loext:padding="0cm" loext:border="none"/>
    </style:style>
    <style:style style:name="T2" style:family="text">
      <style:text-properties style:font-name="inherit" fo:font-size="13pt" style:text-underline-style="solid" style:text-underline-width="auto" style:text-underline-color="font-color" style:font-size-asian="13pt" style:font-size-complex="13pt" loext:padding="0cm" loext:border="none"/>
    </style:style>
    <style:style style:name="T3" style:family="text">
      <style:text-properties style:font-name="inherit" fo:font-size="11pt" style:text-underline-style="solid" style:text-underline-width="auto" style:text-underline-color="font-color" style:font-size-asian="11pt" style:font-size-complex="11pt" loext:padding="0cm" loext:border="none"/>
    </style:style>
    <style:style style:name="T4" style:family="text">
      <style:text-properties fo:font-size="13pt" style:font-size-asian="13pt" style:font-size-complex="13pt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ens Utiles</text:p>
      <text:p text:style-name="P1"/>
      <text:p text:style-name="P2">Pour la spécification des couleurs :</text:p>
      <text:p text:style-name="P5"/>
      <text:p text:style-name="P4"><text:a xlink:type="simple" xlink:href="https://www.adobe.com/fr/creativecloud/design/discover/color-meaning.html" text:style-name="Internet_20_link" text:visited-style-name="Visited_20_Internet_20_Link"><text:span text:style-name="T4">https://www.adobe.com/fr/creativecloud/design/discover/color-meaning.html</text:span></text:a></text:p>
      <text:p text:style-name="P4"/>
      <text:p text:style-name="P2">Pour les palettes de couleur :</text:p>
      <text:p text:style-name="P4"/>
      <text:p text:style-name="P6"><text:a xlink:type="simple" xlink:href="https://color.adobe.com/fr/create/color-wheel" office:target-frame-name="_blank" xlink:show="new" text:style-name="Internet_20_link" text:visited-style-name="Visited_20_Internet_20_Link"><text:span text:style-name="T3">https://color.adobe.com/fr/create/color-wheel</text:span></text:a></text:p>
      <text:list xml:id="list2782362917" text:style-name="L1">
        <text:list-item>
          <text:p text:style-name="P7"/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09:53:31.516648701</meta:creation-date>
    <dc:date>2024-07-09T16:29:24.546909550</dc:date>
    <meta:editing-duration>PT6H25M43S</meta:editing-duration>
    <meta:editing-cycles>1</meta:editing-cycles>
    <meta:document-statistic meta:table-count="0" meta:image-count="0" meta:object-count="0" meta:page-count="1" meta:paragraph-count="6" meta:word-count="17" meta:character-count="198" meta:non-whitespace-character-count="187"/>
    <meta:generator>LibreOffice/7.3.7.2$Linux_X86_64 LibreOffice_project/30$Build-2</meta:generator>
  </office:meta>
</office:document-meta>
</file>